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5cm" fo:min-width="4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0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1.15cm" fo:min-width="0.9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1.15cm" fo:min-width="0.9cm"/>
    </style:style>
    <style:style style:name="gr7" style:family="graphic" style:parent-style-name="standard">
      <style:graphic-properties draw:fill-color="#0000cc" draw:textarea-horizontal-align="justify" draw:textarea-vertical-align="middle" draw:auto-grow-height="false" fo:min-height="1.15cm" fo:min-width="0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loext:graphic-properties draw:fill-color="#0000cc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5.2cm" svg:height="1.6cm" svg:x="6.2cm" svg:y="2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1.4cm" svg:y="2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6.6cm" svg:y="2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21.8cm" svg:y="2.8cm">
          <text:p text:style-name="P1">004C961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6cm" svg:y="5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1.2cm" svg:y="5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6.4cm" svg:y="5.4cm">
          <text:p text:style-name="P1">004C961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21.6cm" svg:y="5.4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0.962cm" svg:x="2.4cm" svg:y="3.6cm">
          <draw:text-box>
            <text:p>xmm2</text:p>
          </draw:text-box>
        </draw:frame>
        <draw:frame draw:style-name="gr2" draw:text-style-name="P3" draw:layer="layout" svg:width="2.229cm" svg:height="0.962cm" svg:x="2.371cm" svg:y="6cm">
          <draw:text-box>
            <text:p>xmm2</text:p>
          </draw:text-box>
        </draw:frame>
        <draw:custom-shape draw:style-name="gr1" draw:text-style-name="P2" draw:layer="layout" svg:width="5.2cm" svg:height="1.6cm" svg:x="6.2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1.4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6.6cm" svg:y="8cm">
          <text:p text:style-name="P1">004C961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21.8cm" svg:y="8cm">
          <text:p text:style-name="P1">004C961D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0.962cm" svg:x="3cm" svg:y="8.438cm">
          <draw:text-box>
            <text:p>xmm1</text:p>
          </draw:text-box>
        </draw:frame>
        <draw:custom-shape draw:style-name="gr3" draw:text-style-name="P2" draw:layer="layout" svg:width="1.4cm" svg:height="1.4cm" svg:x="7.6cm" svg:y="10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9cm" svg:y="10.6cm">
          <text:p text:style-name="P1">4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0.4cm" svg:y="10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1.4cm" svg:x="11.8cm" svg:y="10.6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3.2cm" svg:y="10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4.6cm" svg:y="10.6cm">
          <text:p text:style-name="P1">1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6cm" svg:y="10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7.4cm" svg:y="10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8.8cm" svg:y="10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1.4cm" svg:x="20.2cm" svg:y="10.6cm">
          <text:p text:style-name="P1">4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21.6cm" svg:y="10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23cm" svg:y="10.6cm">
          <text:p text:style-name="P1">9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24.4cm" svg:y="10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25.8cm" svg:y="10.6cm">
          <text:p text:style-name="P1">1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6.2cm" svg:y="10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4.8cm" svg:y="10.6cm">
          <text:p text:style-name="P1">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1.673cm" svg:x="2cm" svg:y="11cm">
          <draw:text-box>
            <text:p>xmm1</text:p>
          </draw:text-box>
        </draw:frame>
        <draw:custom-shape draw:style-name="gr1" draw:text-style-name="P2" draw:layer="layout" svg:width="5.2cm" svg:height="1.6cm" svg:x="5.8cm" svg:y="13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1cm" svg:y="13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6.2cm" svg:y="13.2cm">
          <text:p text:style-name="P1">I2 R2 V2 B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21.4cm" svg:y="13.2cm">
          <text:p text:style-name="P1">I1 R1 V1 B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8cm" svg:y="15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4cm" svg:height="1.4cm" svg:x="9.4cm" svg:y="15.4cm">
          <text:p text:style-name="P1">R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0.8cm" svg:y="15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cm" svg:height="1.4cm" svg:x="12.2cm" svg:y="15.4cm">
          <text:p text:style-name="P1">V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3.6cm" svg:y="15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4cm" svg:x="15cm" svg:y="15.4cm">
          <text:p text:style-name="P1">B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6.4cm" svg:y="15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7.8cm" svg:y="15.4cm">
          <text:p text:style-name="P1">I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19.2cm" svg:y="15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4cm" svg:height="1.4cm" svg:x="20.6cm" svg:y="15.4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22cm" svg:y="15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4cm" svg:height="1.4cm" svg:x="23.4cm" svg:y="15.4cm">
          <text:p text:style-name="P1">V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24.8cm" svg:y="15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4cm" svg:height="1.4cm" svg:x="26.2cm" svg:y="15.4cm">
          <text:p text:style-name="P1">B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6.6cm" svg:y="15.4cm">
          <text:p text:style-name="P1">I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1.4cm" svg:x="5.2cm" svg:y="15.4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0.962cm" svg:x="2.2cm" svg:y="13.4cm">
          <draw:text-box>
            <text:p>xmm0</text:p>
          </draw:text-box>
        </draw:frame>
        <draw:frame draw:style-name="gr8" draw:text-style-name="P3" draw:layer="layout" svg:width="3cm" svg:height="1.562cm" svg:x="2.2cm" svg:y="15.4cm">
          <draw:text-box>
            <text:p>xmm0</text:p>
          </draw:text-box>
        </draw:frame>
        <draw:custom-shape draw:style-name="gr1" draw:text-style-name="P2" draw:layer="layout" svg:width="5.2cm" svg:height="1.6cm" svg:x="6cm" svg:y="17.8cm">
          <text:p text:style-name="P1">0*I2 + 4C*R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1.2cm" svg:y="17.8cm">
          <text:p text:style-name="P1">96*V2+1D*B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16.4cm" svg:y="17.8cm">
          <text:p text:style-name="P1">0*I1+4C*R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21.6cm" svg:y="17.8cm">
          <text:p text:style-name="P1">96*V1+1D*B1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0.962cm" svg:x="2.371cm" svg:y="18.4cm">
          <draw:text-box>
            <text:p>xmm0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2" draw:layer="layout" svg:width="5.2cm" svg:height="1.6cm" svg:x="3.6cm" svg:y="1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8.8cm" svg:y="1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5.2cm" svg:height="1.6cm" svg:x="14cm" svg:y="1.4cm">
          <text:p text:style-name="P8"><text:span text:style-name="T1">4C*</text:span><text:span text:style-name="T1">R2</text:span><text:span text:style-name="T1">+96</text:span><text:span text:style-name="T1">*V2</text:span><text:span text:style-name="T1">+1</text:span><text:span text:style-name="T1">D*</text:span><text:span text:style-name="T1">B2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5.2cm" svg:height="1.6cm" svg:x="19.2cm" svg:y="1.4cm">
          <text:p text:style-name="P8"><text:span text:style-name="T1">4C*</text:span><text:span text:style-name="T1">R1</text:span><text:span text:style-name="T1">+96</text:span><text:span text:style-name="T1">*V1</text:span><text:span text:style-name="T1">+1</text:span><text:span text:style-name="T1">D*</text:span><text:span text:style-name="T1">B1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0.962cm" svg:x="1.4cm" svg:y="1.6cm">
          <draw:text-box>
            <text:p>xmm0</text:p>
          </draw:text-box>
        </draw:frame>
        <draw:custom-shape draw:style-name="gr1" draw:text-style-name="P2" draw:layer="layout" svg:width="5.2cm" svg:height="1.6cm" svg:x="10.6cm" svg:y="5.6cm">
          <text:p text:style-name="P8"><text:span text:style-name="T1">4C*</text:span><text:span text:style-name="T1">R1</text:span><text:span text:style-name="T1">+96</text:span><text:span text:style-name="T1">*V1</text:span><text:span text:style-name="T1">+1</text:span><text:span text:style-name="T1">D*</text:span><text:span text:style-name="T1">B1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2cm" svg:height="0.962cm" svg:x="7.2cm" svg:y="6cm">
          <draw:text-box>
            <text:p>eax</text:p>
          </draw:text-box>
        </draw:frame>
        <draw:custom-shape draw:style-name="gr1" draw:text-style-name="P2" draw:layer="layout" svg:width="5.2cm" svg:height="1.6cm" svg:x="3.4cm" svg:y="8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6cm" svg:x="8.6cm" svg:y="8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5.2cm" svg:height="1.6cm" svg:x="13.8cm" svg:y="8.4cm">
          <text:p text:style-name="P8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5.2cm" svg:height="1.6cm" svg:x="19cm" svg:y="8.4cm">
          <text:p text:style-name="P8"><text:span text:style-name="T1">4C*</text:span><text:span text:style-name="T1">R2</text:span><text:span text:style-name="T1">+96</text:span><text:span text:style-name="T1">*V2</text:span><text:span text:style-name="T1">+1</text:span><text:span text:style-name="T1">D*</text:span><text:span text:style-name="T1">B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0.962cm" svg:x="1.2cm" svg:y="8.6cm">
          <draw:text-box>
            <text:p>xmm0</text:p>
          </draw:text-box>
        </draw:frame>
        <draw:custom-shape draw:style-name="gr1" draw:text-style-name="P9" draw:layer="layout" svg:width="5.2cm" svg:height="1.6cm" svg:x="11cm" svg:y="11.8cm">
          <text:p text:style-name="P8"><text:span text:style-name="T1">4C*</text:span><text:span text:style-name="T1">R2</text:span><text:span text:style-name="T1">+96</text:span><text:span text:style-name="T1">*V2</text:span><text:span text:style-name="T1">+1</text:span><text:span text:style-name="T1">D*</text:span><text:span text:style-name="T1">B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2cm" svg:height="0.962cm" svg:x="7.6cm" svg:y="12.2cm">
          <draw:text-box>
            <text:p>eax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15:11:01.455747317</meta:creation-date>
    <dc:date>2018-01-05T13:04:59.025945808</dc:date>
    <meta:editing-duration>PT16H56M53S</meta:editing-duration>
    <meta:editing-cycles>6</meta:editing-cycles>
    <meta:generator>LibreOffice/5.1.6.2$Linux_X86_64 LibreOffice_project/10m0$Build-2</meta:generator>
    <meta:document-statistic meta:object-count="98"/>
  </office:meta>
</office:document-meta>
</file>